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polygon draw:style-name="gr1" draw:text-style-name="P1" draw:layer="layout" svg:width="8.899cm" svg:height="4.699cm" svg:x="5.8cm" svg:y="2.8cm" svg:viewBox="0 0 8900 4700" draw:points="0,2800 700,1500 4300,0 7900,1000 8800,2400 8900,4200 1500,4700 1600,4700">
          <text:p/>
        </draw:polygon>
        <draw:line draw:style-name="gr2" draw:text-style-name="P1" draw:layer="layout" svg:x1="7.4cm" svg:y1="7.5cm" svg:x2="10.9cm" svg:y2="8.6cm">
          <text:p/>
        </draw:line>
        <draw:line draw:style-name="gr2" draw:text-style-name="P1" draw:layer="layout" svg:x1="14.7cm" svg:y1="7cm" svg:x2="10.9cm" svg:y2="8.6cm">
          <text:p/>
        </draw:line>
        <draw:line draw:style-name="gr3" draw:text-style-name="P1" draw:layer="layout" svg:x1="3.7cm" svg:y1="3.1cm" svg:x2="15cm" svg:y2="16.4cm">
          <text:p/>
        </draw:line>
        <draw:line draw:style-name="gr3" draw:text-style-name="P1" draw:layer="layout" svg:x1="14.5cm" svg:y1="2cm" svg:x2="15cm" svg:y2="16.4cm">
          <text:p/>
        </draw:line>
        <draw:polyline draw:style-name="gr2" draw:text-style-name="P1" draw:layer="layout" svg:width="7.346cm" svg:height="7.201cm" draw:transform="skewX (-8.29812721831872E-017) rotate (2.27067335684462) translate (10.1823532576496cm 10.8042117976678cm)" svg:viewBox="0 0 7347 7202" draw:points="4320,0 6804,0 7347,1373 6176,5093 3092,7202 1441,6989 0,5906">
          <text:p/>
        </draw:polyline>
        <draw:frame draw:style-name="gr4" draw:layer="layout" svg:width="0.938cm" svg:height="0.962cm" svg:x="10.1cm" svg:y="5.038cm">
          <draw:text-box>
            <text:p><text:span text:style-name="T1">π</text:span></text:p>
          </draw:text-box>
        </draw:frame>
        <draw:frame draw:style-name="gr4" draw:layer="layout" svg:width="0.925cm" svg:height="0.962cm" svg:x="10.5cm" svg:y="7.638cm">
          <draw:text-box>
            <text:p>A</text:p>
          </draw:text-box>
        </draw:frame>
        <draw:frame draw:style-name="gr4" draw:layer="layout" svg:width="0.976cm" svg:height="0.962cm" svg:x="12.124cm" svg:y="10.538cm">
          <draw:text-box>
            <text:p><text:span text:style-name="T1">Ω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4T16:35:31</meta:creation-date>
    <dc:date>2012-05-04T16:44:17</dc:date>
    <meta:editing-duration>PT8M47S</meta:editing-duration>
    <meta:editing-cycles>1</meta:editing-cycles>
    <meta:document-statistic meta:object-count="9"/>
    <meta:generator>LibreOffice/3.4$Linux LibreOffice_project/340m1$Build-402</meta:generator>
  </office:meta>
</office:document-meta>
</file>